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fo:font-weight="bold" officeooo:rsid="24ffe503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33a47e2e" officeooo:paragraph-rsid="33a47e2e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33a47e2e" officeooo:paragraph-rsid="33aa923d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33a47e2e" officeooo:paragraph-rsid="34be1216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33a47e2e" officeooo:paragraph-rsid="33cf85ed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3a47e2e" officeooo:paragraph-rsid="344609cb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c2c6a9" officeooo:paragraph-rsid="34c2c6a9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c2c6a9" officeooo:paragraph-rsid="3515afb5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34c2c6a9" officeooo:paragraph-rsid="3517c9d7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34c2c6a9" officeooo:paragraph-rsid="351c70e0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34c2c6a9" officeooo:paragraph-rsid="35290ab7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a47e2e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a72dd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afd62d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1c51f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229d9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38aae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53057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c0dc6b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6b08b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abb2a5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aa923d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abd456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d3c6a0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d406c5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dd45c3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d20b52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e0658e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c9f8d9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cca804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cf85ed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e3a606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e59227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da3910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506f367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e1369b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dc114c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dc869b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eb6344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f0a29a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f8813e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f75608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e70977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e8ad11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459a2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5dad0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a4982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26b773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288bd1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b93a8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d69a7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07509e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f911c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03393a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1793a7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1a0f11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2384e4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2b9986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2b3ed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2d3fd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72957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92637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2e1560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3905e6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4609cb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5261f9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63ad78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66e22a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093a6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aee735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aa830a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275f5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7fc680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a4fd6f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6cbef7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a880c0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aa46aa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6dccfc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6f9950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39736c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3d0278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4ab16a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48abcb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4c3a82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1c1c1c" style:font-name="Liberation Serif" fo:font-size="17pt" style:text-underline-style="none" fo:font-weight="bold" officeooo:rsid="33e3a606" officeooo:paragraph-rsid="33f35765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1c1c1c" style:font-name="Liberation Serif" fo:font-size="17pt" style:text-underline-style="none" fo:font-weight="bold" officeooo:rsid="33f5dad0" officeooo:paragraph-rsid="344609cb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1c1c1c" style:font-name="Liberation Serif" fo:font-size="17pt" style:text-underline-style="none" fo:font-weight="bold" officeooo:rsid="33f5dad0" officeooo:paragraph-rsid="34aa46aa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1c1c1c" style:font-name="Liberation Serif" fo:font-size="17pt" style:text-underline-style="none" fo:font-weight="bold" officeooo:rsid="3449857d" officeooo:paragraph-rsid="3449857d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1c1c1c" style:font-name="Liberation Serif" fo:font-size="17pt" style:text-underline-style="none" fo:font-weight="bold" officeooo:rsid="3449857d" officeooo:paragraph-rsid="344ab16a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1c1c1c" style:font-name="Liberation Serif" fo:font-size="17pt" style:text-underline-style="none" fo:font-weight="bold" officeooo:rsid="3449857d" officeooo:paragraph-rsid="34c2c6a9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c2c6a9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c3c678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cef65b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c758fa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d344d5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d1bf88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51521a3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1c1c1c" style:font-name="Liberation Serif" fo:font-size="17pt" style:text-underline-style="none" fo:font-weight="bold" officeooo:rsid="34c2e46e" officeooo:paragraph-rsid="34c2e46e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2cc995eb" style:font-name-complex="標楷體"/>
    </style:style>
    <style:style style:name="T3" style:family="text">
      <style:text-properties style:font-name="標楷體1" style:font-name-asian="標楷體1"/>
    </style:style>
    <style:style style:name="T4" style:family="text">
      <style:text-properties style:font-name="標楷體1" officeooo:rsid="34c2c6a9" style:font-name-asian="標楷體1"/>
    </style:style>
    <style:style style:name="T5" style:family="text">
      <style:text-properties style:font-name="標楷體1" officeooo:rsid="34b2d3fd"/>
    </style:style>
    <style:style style:name="T6" style:family="text">
      <style:text-properties style:font-name="標楷體1" officeooo:rsid="34b4d29b"/>
    </style:style>
    <style:style style:name="T7" style:family="text">
      <style:text-properties style:font-name="標楷體1" officeooo:rsid="34b585ed"/>
    </style:style>
    <style:style style:name="T8" style:family="text">
      <style:text-properties style:font-name="標楷體1" style:font-name-asian="Liberation Serif1" style:font-name-complex="Liberation Serif1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1c1c1c" officeooo:rsid="33abb2a5"/>
    </style:style>
    <style:style style:name="T11" style:family="text">
      <style:text-properties fo:color="#010101"/>
    </style:style>
    <style:style style:name="T12" style:family="text">
      <style:text-properties officeooo:rsid="33a08b5a"/>
    </style:style>
    <style:style style:name="T13" style:family="text">
      <style:text-properties officeooo:rsid="33abb2a5"/>
    </style:style>
    <style:style style:name="T14" style:family="text">
      <style:text-properties officeooo:rsid="33c7bcea"/>
    </style:style>
    <style:style style:name="T15" style:family="text">
      <style:text-properties officeooo:rsid="33e3a606"/>
    </style:style>
    <style:style style:name="T16" style:family="text">
      <style:text-properties officeooo:rsid="33e70977"/>
    </style:style>
    <style:style style:name="T17" style:family="text">
      <style:text-properties officeooo:rsid="33f5dad0"/>
    </style:style>
    <style:style style:name="T18" style:family="text">
      <style:text-properties officeooo:rsid="341ad5ea"/>
    </style:style>
    <style:style style:name="T19" style:family="text">
      <style:text-properties officeooo:rsid="341cbc87"/>
    </style:style>
    <style:style style:name="T20" style:family="text">
      <style:text-properties style:font-name-complex="標楷體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style-asian="normal" style:font-name-complex="標楷體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Arial" fo:font-style="normal" fo:text-shadow="none" officeooo:rsid="29490711" style:font-name-asian="Arial" style:font-style-asian="normal" style:font-name-complex="標楷體" style:text-emphasize="none"/>
    </style:style>
    <style:style style:name="T23" style:family="text">
      <style:text-properties officeooo:rsid="3449857d"/>
    </style:style>
    <style:style style:name="T24" style:family="text">
      <style:text-properties officeooo:rsid="34b2d3fd"/>
    </style:style>
    <style:style style:name="T25" style:family="text">
      <style:text-properties officeooo:rsid="34b92637"/>
    </style:style>
    <style:style style:name="T26" style:family="text">
      <style:text-properties officeooo:rsid="34c2c6a9" style:font-name-asian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64994886" text:style-name="L1">
        <text:list-item>
          <text:p text:style-name="P1"><text:bookmark-start text:name="哲學、神學、科學"/>哲學、神學、科學<text:bookmark-end text:name="哲學、神學、科學"/></text:p>
          <text:list>
            <text:list-item>
              <text:p text:style-name="P2">出現過程，哲學 →<text:span text:style-name="T12"> 神學 → 科學。</text:span></text:p>
              <text:list>
                <text:list-item>
                  <text:p text:style-name="P2">（古希臘）哲學→（天主教 興起）神學→（教會內的研究、教會外的研究、科學革命）科學。</text:p>
                </text:list-item>
              </text:list>
            </text:list-item>
            <text:list-item>
              <text:p text:style-name="P3">哲學。</text:p>
              <text:list>
                <text:list-item>
                  <text:p text:style-name="P13">（相關描述在 <text:span text:style-name="T9">哲學</text:span> 文件群）</text:p>
                </text:list-item>
              </text:list>
            </text:list-item>
          </text:list>
        </text:list-item>
        <text:list-item>
          <text:p text:style-name="P3"><text:bookmark-start text:name="人類文明"/>人類文明<text:bookmark-end text:name="人類文明"/></text:p>
          <text:list>
            <text:list-item>
              <text:p text:style-name="P3">出現順序。</text:p>
              <text:list>
                <text:list-item>
                  <text:p text:style-name="P3">認知。</text:p>
                </text:list-item>
                <text:list-item>
                  <text:p text:style-name="P3">農業、金錢、哲學。</text:p>
                </text:list-item>
                <text:list-item>
                  <text:p text:style-name="P3">帝國、宗教、神學。</text:p>
                </text:list-item>
                <text:list-item>
                  <text:p text:style-name="P3">科學、工業、主義。</text:p>
                </text:list-item>
              </text:list>
            </text:list-item>
            <text:list-item>
              <text:p text:style-name="P3">出現順序。</text:p>
              <text:list>
                <text:list-item>
                  <text:p text:style-name="P4">起源革命。</text:p>
                  <text:list>
                    <text:list-item>
                      <text:p text:style-name="P4">出現 人類。</text:p>
                    </text:list-item>
                    <text:list-item>
                      <text:p text:style-name="P4">以 萬物、共生 為本、為出發點、為投影世界觀的核心和坐標系零點。</text:p>
                    </text:list-item>
                  </text:list>
                </text:list-item>
                <text:list-item>
                  <text:p text:style-name="P4">認知革命。</text:p>
                  <text:list>
                    <text:list-item>
                      <text:p text:style-name="P4">出現 語言。</text:p>
                    </text:list-item>
                  </text:list>
                </text:list-item>
                <text:list-item>
                  <text:p text:style-name="P4">農業革命。</text:p>
                  <text:list>
                    <text:list-item>
                      <text:p text:style-name="P4">圈養動物、耕種植物。</text:p>
                    </text:list-item>
                    <text:list-item>
                      <text:p text:style-name="P4">出現 定居 現象。</text:p>
                    </text:list-item>
                  </text:list>
                </text:list-item>
                <text:list-item>
                  <text:p text:style-name="P4">神學革命。</text:p>
                  <text:list>
                    <text:list-item>
                      <text:p text:style-name="P4">好奇、尋求、描述 神。</text:p>
                    </text:list-item>
                    <text:list-item>
                      <text:p text:style-name="P4">以 神 為本、為出發點、為投影世界觀的核心和坐標系零點。</text:p>
                    </text:list-item>
                  </text:list>
                </text:list-item>
                <text:list-item>
                  <text:p text:style-name="P4">科學革命。</text:p>
                  <text:list>
                    <text:list-item>
                      <text:p text:style-name="P4">好奇、研究、應用 世界。</text:p>
                    </text:list-item>
                    <text:list-item>
                      <text:p text:style-name="P5">以 人 為本、為出發點、為投影世界觀的核心和坐標系零點。</text:p>
                    </text:list-item>
                  </text:list>
                </text:list-item>
              </text:list>
            </text:list-item>
            <text:list-item>
              <text:p text:style-name="P4">出現順序。</text:p>
              <text:list>
                <text:list-item>
                  <text:p text:style-name="P4">起源革命，基因 →<text:span text:style-name="T13"> 肉體（、大腦</text:span><text:span text:style-name="T10">（潛能）</text:span><text:span text:style-name="T13">）→ 感測、交互作用、叫聲溝通、思考、記憶、學習 → 腐食、採集、群居、使用現成的工具 →（群居 內的）合作、內鬥 → 出現 社會結構 → 直立行走 </text:span>→<text:span text:style-name="T14"> 設計、製造、使用 工具</text:span>。</text:p>
                  <text:list>
                    <text:list-item>
                      <text:p text:style-name="P14">感測。</text:p>
                      <text:list>
                        <text:list-item>
                          <text:p text:style-name="P14">明顯例子，視覺、聽覺、觸覺、味覺、嗅覺、思覺。</text:p>
                        </text:list-item>
                        <text:list-item>
                          <text:p text:style-name="P14">明顯例子，人類 使用 眼睛 看到東西。</text:p>
                        </text:list-item>
                      </text:list>
                    </text:list-item>
                    <text:list-item>
                      <text:p text:style-name="P14">交互作用。</text:p>
                      <text:list>
                        <text:list-item>
                          <text:p text:style-name="P14">明顯例子，表情、頭部運動、手腳運動。</text:p>
                        </text:list-item>
                        <text:list-item>
                          <text:p text:style-name="P14">明顯例子，人類 使用 手 抓住東西。</text:p>
                        </text:list-item>
                      </text:list>
                    </text:list-item>
                    <text:list-item>
                      <text:p text:style-name="P14">叫聲溝通。</text:p>
                      <text:list>
                        <text:list-item>
                          <text:p text:style-name="P15">叫聲溝通。</text:p>
                          <text:list>
                            <text:list-item>
                              <text:p text:style-name="P15">叫聲溝通 是 使用 叫聲 溝通。</text:p>
                              <text:list>
                                <text:list-item>
                                  <text:p text:style-name="P16">叫聲溝通 是 某一特定個體（能夠）叫出 某一特定叫聲。</text:p>
                                </text:list-item>
                                <text:list-item>
                                  <text:p text:style-name="P17">叫聲溝通 是 其他個體（能夠）聽到 該叫聲。</text:p>
                                </text:list-item>
                                <text:list-item>
                                  <text:p text:style-name="P15">叫聲溝通 是 該個體、其他個體 知道，該叫聲的 含義、共識。</text:p>
                                </text:list-item>
                                <text:list-item>
                                  <text:p text:style-name="P18">叫聲溝通 是 該個體、其他個體 知道，聽到 該叫聲 之後，要做的 動作。</text:p>
                                </text:list-item>
                                <text:list-item>
                                  <text:p text:style-name="P19">明顯例子，假定，一群人類 正在 尋找食物。</text:p>
                                  <text:list>
                                    <text:list-item>
                                      <text:p text:style-name="P20">假定，某一特定人類 發現 獅子。</text:p>
                                    </text:list-item>
                                    <text:list-item>
                                      <text:p text:style-name="P20">該人類 叫出（獅子在附近 的）叫聲。</text:p>
                                    </text:list-item>
                                    <text:list-item>
                                      <text:p text:style-name="P20">其他人類 聽到 該叫聲。</text:p>
                                    </text:list-item>
                                    <text:list-item>
                                      <text:p text:style-name="P20">該人類、其他人類 知道，該叫聲的 含義 是，獅子在附近。</text:p>
                                      <text:list>
                                        <text:list-item>
                                          <text:p text:style-name="P20">該人類、其他人類 有 共識，該叫<text:span text:style-name="T3">聲 = </text:span>獅子在附近。</text:p>
                                        </text:list-item>
                                        <text:list-item>
                                          <text:p text:style-name="P19">叫聲、含義 一對一映射。</text:p>
                                        </text:list-item>
                                        <text:list-item>
                                          <text:p text:style-name="P19">一種叫聲 只有 一種含義、一種意思、一種意義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1">該個體、其他個體 知道，聽到 該叫聲 之後，要（趕快）爬到樹上。</text:p>
                                    </text:list-item>
                                    <text:list-item>
                                      <text:p text:style-name="P21">該個體、其他個體（趕快）爬到樹上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">叫聲溝通。</text:p>
                          <text:list>
                            <text:list-item>
                              <text:p text:style-name="P22">叫聲溝通 是 使用 叫聲 溝通。</text:p>
                              <text:list>
                                <text:list-item>
                                  <text:p text:style-name="P22">叫聲溝通 是 使用 字、詞、叫聲 溝通。</text:p>
                                  <text:list>
                                    <text:list-item>
                                      <text:p text:style-name="P23">叫聲溝通 是 使用 一個、幾個 字、詞（一對一映射型）溝通。</text:p>
                                    </text:list-item>
                                    <text:list-item>
                                      <text:p text:style-name="P24">叫聲溝通是使用一個、幾個字、詞，描述 當下<text:span text:style-name="T3">(的狀況、情境、一切)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3">本能、直覺 知道 該叫聲的 含義。</text:p>
                              <text:list>
                                <text:list-item>
                                  <text:p text:style-name="P23">本能、直覺 知道 該字、該詞、該叫聲 的 含義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">叫聲溝通。</text:p>
                          <text:list>
                            <text:list-item>
                              <text:p text:style-name="P25">叫聲溝通 是 使用 叫聲 溝通。</text:p>
                            </text:list-item>
                            <text:list-item>
                              <text:p text:style-name="P26">叫聲溝通 是 聽、說 一個、多個 叫聲。</text:p>
                            </text:list-item>
                            <text:list-item>
                              <text:p text:style-name="P27">本能、直覺 知道 叫聲的 含義。</text:p>
                              <text:list>
                                <text:list-item>
                                  <text:p text:style-name="P28">一個叫聲 是 一個含義。</text:p>
                                </text:list-item>
                              </text:list>
                            </text:list-item>
                            <text:list-item>
                              <text:p text:style-name="P29">用來描述 當下、當場（的 一切）。</text:p>
                              <text:list>
                                <text:list-item>
                                  <text:p text:style-name="P29">當場 是 現場、目前所在位置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<text:span text:style-name="T13">設計、製造、使用 工具</text:span>。</text:p>
                      <text:list>
                        <text:list-item>
                          <text:p text:style-name="P30">明顯例子，<text:span text:style-name="T13">使用石器、使用木器</text:span>。</text:p>
                        </text:list-item>
                        <text:list-item>
                          <text:p text:style-name="P30">明顯例子，<text:span text:style-name="T13">狩獵、設陷阱</text:span>。</text:p>
                        </text:list-item>
                        <text:list-item>
                          <text:p text:style-name="P31">明顯例子，（知道）使用 火 照明、取暖、煮熟食物、當作武器。</text:p>
                        </text:list-item>
                      </text:list>
                    </text:list-item>
                  </text:list>
                </text:list-item>
                <text:list-item>
                  <text:p text:style-name="P6"><text:span text:style-name="T14">認知革命，</text:span>語言 →<text:span text:style-name="T15"> 群體假想 → 群體信念 → 不同群體之間互相（淺層、淺薄）合作 → 成為（陸地上的）食物鏈頂端 → 成為（陸地上的）最致命物種</text:span>。</text:p>
                  <text:list>
                    <text:list-item>
                      <text:p text:style-name="P32">語言。</text:p>
                      <text:list>
                        <text:list-item>
                          <text:p text:style-name="P32">語言 是 使用 語言 溝通。</text:p>
                        </text:list-item>
                        <text:list-item>
                          <text:p text:style-name="P26">語言 是 聽、說 一句話、一段話。<text:span text:style-name="T11">、…</text:span></text:p>
                          <text:list>
                            <text:list-item>
                              <text:p text:style-name="P32">一句話 是 多個叫聲 排列組合 而成。</text:p>
                              <text:list>
                                <text:list-item>
                                  <text:p text:style-name="P32">一句話 是 多個詞 排列組合 而成。</text:p>
                                </text:list-item>
                                <text:list-item>
                                  <text:p text:style-name="P32">一句話 是 多個字 排列組合 而成。</text:p>
                                </text:list-item>
                              </text:list>
                            </text:list-item>
                            <text:list-item>
                              <text:p text:style-name="P32">一段話 是 多句話 排列組合 而成。</text:p>
                            </text:list-item>
                          </text:list>
                        </text:list-item>
                        <text:list-item>
                          <text:p text:style-name="P32">思考、了解 一句話、一段話 背後的含義、要表達的意思。</text:p>
                        </text:list-item>
                        <text:list-item>
                          <text:p text:style-name="P29">用來描述 過去、當下、未來、當場、遠方（的 一切）。</text:p>
                          <text:list>
                            <text:list-item>
                              <text:p text:style-name="P29">遠方 是 遙遠的地點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集體假想。</text:p>
                      <text:list>
                        <text:list-item>
                          <text:p text:style-name="P33">明顯例子，群體（討論）假想、聯想、象法（的事物）。</text:p>
                          <text:list>
                            <text:list-item>
                              <text:p text:style-name="P33">象法 是（梅花易數 認定的）象法。</text:p>
                              <text:list>
                                <text:list-item>
                                  <text:p text:style-name="P33">（象法 的 相關描述 在 <text:span text:style-name="T9">易經</text:span> 文件群的 <text:span text:style-name="T9">梅花易數</text:span>）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3">明顯例子，群體想像、群體的假想世界、群體假想的共識、群體的概念。</text:p>
                        </text:list-item>
                        <text:list-item>
                          <text:p text:style-name="P34">明顯例子，講（會讓人相信的）故事、講（會讓人相信的）寓言、比喻的能力。</text:p>
                        </text:list-item>
                      </text:list>
                    </text:list-item>
                    <text:list-item>
                      <text:p text:style-name="P34"><text:span text:style-name="T15">群體信念</text:span>。</text:p>
                      <text:list>
                        <text:list-item>
                          <text:p text:style-name="P34">明顯例子，宗教、歷史神話化。</text:p>
                          <text:list>
                            <text:list-item>
                              <text:p text:style-name="P35">歷史神話化 的 原因很明顯，造成 敬畏感、畏懼感、恐懼感。</text:p>
                            </text:list-item>
                            <text:list-item>
                              <text:p text:style-name="P35">歷史神話化 的 原因很明顯，讓聽眾 不探索、不思考、不質疑、不驗證、不辨識。</text:p>
                            </text:list-item>
                            <text:list-item>
                              <text:p text:style-name="P35">歷史神話化 的 原因很明顯，不需要 解釋、邏輯自洽。</text:p>
                              <text:list>
                                <text:list-item>
                                  <text:p text:style-name="P35">明顯例子，假定，第一個個體 把 歷史、事件 變成 神話、神話故事。</text:p>
                                  <text:list>
                                    <text:list-item>
                                      <text:p text:style-name="P36">明顯例子，把 人類出現（歷史）變成 女媧使用泥土造人。</text:p>
                                    </text:list-item>
                                    <text:list-item>
                                      <text:p text:style-name="P37">明顯例子，把 日蝕（事件）變成 天狗食日。</text:p>
                                    </text:list-item>
                                    <text:list-item>
                                      <text:p text:style-name="P37">假定，第一個個體 描述、紀錄、傳承（被神話化 之後的）歷史、事件。</text:p>
                                    </text:list-item>
                                    <text:list-item>
                                      <text:p text:style-name="P35">假定，第二個個體 聽到、知道 神話化歷史。</text:p>
                                    </text:list-item>
                                    <text:list-item>
                                      <text:p text:style-name="P35">第二個個體 有機率 敬畏、無條件相信 神話化歷史。</text:p>
                                    </text:list-item>
                                    <text:list-item>
                                      <text:p text:style-name="P35">第二個個體 有機率 不敢、不去 質疑、思考 神話化歷史。</text:p>
                                    </text:list-item>
                                    <text:list-item>
                                      <text:p text:style-name="P38">第二個個體 有機率 不敢、不去 知道、探索 歷史的 背景、起因。</text:p>
                                    </text:list-item>
                                    <text:list-item>
                                      <text:p text:style-name="P39">第一個個體 有機率不需要，解釋 歷史的 背景、起因、其他視角。</text:p>
                                    </text:list-item>
                                    <text:list-item>
                                      <text:p text:style-name="P39">第一個個體 有機率不需要，讓 神話化歷史 邏輯自洽。</text:p>
                                    </text:list-item>
                                    <text:list-item>
                                      <text:p text:style-name="P40">第一個個體 使用，第二個個體 對 未知存在的 敬畏、敬畏感、信念。</text:p>
                                      <text:list>
                                        <text:list-item>
                                          <text:p text:style-name="P40">讓 第二個個體 相信、接受 神話化歷史、故事化歷史、同人誌創作。</text:p>
                                          <text:list>
                                            <text:list-item>
                                              <text:p text:style-name="P41">相信、認定 神話化歷史、故事化歷史、同人誌創作 真實發生。</text:p>
                                            </text:list-item>
                                            <text:list-item>
                                              <text:p text:style-name="P42">相信、認定 神話化歷史、故事化歷史、同人誌創作 沒有加油添醋。</text:p>
                                            </text:list-item>
                                            <text:list-item>
                                              <text:p text:style-name="P43">相信、認定 神話化歷史、故事化歷史、同人誌創作 是 真實歷史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4">明顯例子，群體 假想、共識、認定（會讓人相信的）神、神界、神話故事 真實存在。</text:p>
                        </text:list-item>
                      </text:list>
                    </text:list-item>
                    <text:list-item>
                      <text:p text:style-name="P44"><text:span text:style-name="T15">不同群體 之間 互相（淺層、淺薄）合作</text:span>。</text:p>
                      <text:list>
                        <text:list-item>
                          <text:p text:style-name="P44">明顯例子，出遠門（貿易）、以物易物、以貝殼易物。</text:p>
                        </text:list-item>
                        <text:list-item>
                          <text:p text:style-name="P44">明顯例子。</text:p>
                          <text:list>
                            <text:list-item>
                              <text:p text:style-name="P44">明顯例子，養狗（家犬）。</text:p>
                              <text:list>
                                <text:list-item>
                                  <text:p text:style-name="P44">養狗的 動機 <text:span text:style-name="T16">的 明顯例子，狩獵、看門、心理慰藉。</text:span></text:p>
                                </text:list-item>
                              </text:list>
                            </text:list-item>
                            <text:list-item>
                              <text:p text:style-name="P45">明顯例子，逐食物而居（逐水草而居）、漁村、跨海貿易。</text:p>
                            </text:list-item>
                            <text:list-item>
                              <text:p text:style-name="P45">明顯例子，記憶、使用、思考（生存 所需的、會遇到的）知識。</text:p>
                            </text:list-item>
                            <text:list-item>
                              <text:p text:style-name="P45">明顯例子，信仰 薩滿信仰、萬物皆有靈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6">成為（陸地上的）最致命物種。</text:p>
                      <text:list>
                        <text:list-item>
                          <text:p text:style-name="P86">滅絕最多（陸地上的）物種的 物種。</text:p>
                        </text:list-item>
                        <text:list-item>
                          <text:p text:style-name="P46"><text:span text:style-name="T15">陸地上的，生物快速滅</text:span>絕、<text:span text:style-name="T15">大量物種滅絕→原生食物鏈崩潰→生物大滅絕→生態浩劫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">農業革命，耕種植物、圈養動物、出現私有資產 →<text:span text:style-name="T17"> 農業馴化人類、人類馴化家畜 → 出生率 上升 → 兒童死亡率 上升 → 生存空間變小、空閒時間變多 → 出現 金錢、（更多的）不用生產的身分 → 聲音口述 社會規範 → 數字、文字 → 文字紀錄 社會規範 → 帝國。</text:span></text:p>
                  <text:list>
                    <text:list-item>
                      <text:p text:style-name="P47">耕種植物、圈養動物、出現私有財產。</text:p>
                      <text:list>
                        <text:list-item>
                          <text:p text:style-name="P47">農業革命 之前 →<text:span text:style-name="T2"> 農業革命 之後</text:span>。</text:p>
                          <text:list>
                            <text:list-item>
                              <text:p text:style-name="P47">隨食物而居 →<text:span text:style-name="T2"> 定居、永久聚落、打造人工居所、拋棄跟大自然共生的關係</text:span>。</text:p>
                            </text:list-item>
                            <text:list-item>
                              <text:p text:style-name="P47">以 採集、打獵 維生 →<text:span text:style-name="T2"> 以 農業、畜牧業 維生</text:span>。</text:p>
                            </text:list-item>
                            <text:list-item>
                              <text:p text:style-name="P47">以 野生 植物、動物 維生 →<text:span text:style-name="T2"> 以 馴化 植物、動物 維生</text:span>。</text:p>
                            </text:list-item>
                            <text:list-item>
                              <text:p text:style-name="P47">群體 擁有 食物、建築、資產 →<text:span text:style-name="T2"> 個體 擁有 </text:span>私有食物、私有建築、私有資產。</text:p>
                            </text:list-item>
                          </text:list>
                        </text:list-item>
                        <text:list-item>
                          <text:p text:style-name="P47">耕種、圈養（相對）易養、溫馴、好吃 的 植物、動物。</text:p>
                        </text:list-item>
                      </text:list>
                    </text:list-item>
                    <text:list-item>
                      <text:p text:style-name="P48"><text:span text:style-name="T17">農業馴化人類、人類馴化家畜</text:span>。</text:p>
                      <text:list>
                        <text:list-item>
                          <text:p text:style-name="P49"><text:span text:style-name="T17">農業馴化人類</text:span>。</text:p>
                          <text:list>
                            <text:list-item>
                              <text:p text:style-name="P49"><text:span text:style-name="T17">農業馴化人類</text:span>。</text:p>
                              <text:list>
                                <text:list-item>
                                  <text:p text:style-name="P49">地理、天時 馴化 人類。</text:p>
                                  <text:list>
                                    <text:list-item>
                                      <text:p text:style-name="P49">河川 乾枯、上漲。</text:p>
                                    </text:list-item>
                                    <text:list-item>
                                      <text:p text:style-name="P49">天氣變化、季節變化、氣候變化。</text:p>
                                      <text:list>
                                        <text:list-item>
                                          <text:p text:style-name="P49">天氣變化，溫度、濕度、氣壓 暫態變化。</text:p>
                                        </text:list-item>
                                        <text:list-item>
                                          <text:p text:style-name="P50">季節變化，溫度、濕度、氣壓 週期性變化。</text:p>
                                          <text:list>
                                            <text:list-item>
                                              <text:p text:style-name="P50">四季變化。</text:p>
                                            </text:list-item>
                                            <text:list-item>
                                              <text:p text:style-name="P50">雨季、旱季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0">氣候變化，溫度、濕度、氣壓 穩態變化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9">農作物。</text:p>
                                  <text:list>
                                    <text:list-item>
                                      <text:p text:style-name="P49">豐收、歉收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8"><text:span text:style-name="T17">小麥馴化人類</text:span>。</text:p>
                              <text:list>
                                <text:list-item>
                                  <text:p text:style-name="P51">農業革命 之前 →<text:span text:style-name="T2"> 農業革命 之後</text:span>。</text:p>
                                  <text:list>
                                    <text:list-item>
                                      <text:p text:style-name="P51">採集 植物 →<text:span text:style-name="T2"> 幫小麥打雜、當小麥的保母</text:span>。</text:p>
                                    </text:list-item>
                                    <text:list-item>
                                      <text:p text:style-name="P52">吃 各式各樣的食物 →<text:span text:style-name="T2"> 吃 固定幾種食物、以穀物為主的食物</text:span>。</text:p>
                                    </text:list-item>
                                    <text:list-item>
                                      <text:p text:style-name="P52">富含 蛋白質、礦物質、維生素 →<text:span text:style-name="T2"> 缺少 礦物質、維生素</text:span>。</text:p>
                                    </text:list-item>
                                    <text:list-item>
                                      <text:p text:style-name="P53">假定，戰爭打不贏，跑 →<text:span text:style-name="T2"> 死守田地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54"><text:span text:style-name="T2">幫小麥打雜、當小麥的保母</text:span>。</text:p>
                                  <text:list>
                                    <text:list-item>
                                      <text:p text:style-name="P55">移除 石頭、其他植物。</text:p>
                                      <text:list>
                                        <text:list-item>
                                          <text:p text:style-name="P55">保有 水、養分、空間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5">驅除 昆蟲、動物。</text:p>
                                      <text:list>
                                        <text:list-item>
                                          <text:p text:style-name="P55">避免 被吃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5">等待雨水、修建渠道、從遠方的河流運水。</text:p>
                                      <text:list>
                                        <text:list-item>
                                          <text:p text:style-name="P55">提供 水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5">添加 肥料。</text:p>
                                      <text:list>
                                        <text:list-item>
                                          <text:p text:style-name="P55">提供 養分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4"><text:span text:style-name="T17">人類馴化家畜</text:span>。</text:p>
                          <text:list>
                            <text:list-item>
                              <text:p text:style-name="P54">雞、豬、牛、羊。</text:p>
                            </text:list-item>
                            <text:list-item>
                              <text:p text:style-name="P54">優先 宰殺 好鬥、會反抗、好奇心強 的 家畜。</text:p>
                            </text:list-item>
                            <text:list-item>
                              <text:p text:style-name="P54">留下 溫馴的、只會盲從的、只能盲從的 家畜，繁衍 子代。</text:p>
                            </text:list-item>
                            <text:list-item>
                              <text:p text:style-name="P54">肉質層型閹割 雄性。<text:span text:style-name="T11">（、意識層型閹割 家畜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6"><text:span text:style-name="T17">出生率 上升</text:span>。</text:p>
                      <text:list>
                        <text:list-item>
                          <text:p text:style-name="P56">因為不用 到處移動、隨食物而居、考慮到移動成本、考慮到移動便利性。</text:p>
                        </text:list-item>
                      </text:list>
                    </text:list-item>
                    <text:list-item>
                      <text:p text:style-name="P57"><text:span text:style-name="T17">兒童死亡率 上升</text:span>。</text:p>
                      <text:list>
                        <text:list-item>
                          <text:p text:style-name="P57">人口 越密集，疾病 越容易擴散。</text:p>
                        </text:list-item>
                        <text:list-item>
                          <text:p text:style-name="P57">每個人 獲得的 平均食物量 下降。</text:p>
                          <text:list>
                            <text:list-item>
                              <text:p text:style-name="P57">假定 農業歉收 →<text:span text:style-name="T19"> 平均食物量 下降 更多、更快。</text:span></text:p>
                              <text:list>
                                <text:list-item>
                                  <text:p text:style-name="P57">兒童 能分到的 食物、營養 下降 更多、更快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7">以 穀物 為主食 →<text:span text:style-name="T18"> 營養（相對容易）失衡。</text:span></text:p>
                        </text:list-item>
                      </text:list>
                    </text:list-item>
                    <text:list-item>
                      <text:p text:style-name="P58"><text:span text:style-name="T17">生存空間變小、空閒時間變多</text:span>。</text:p>
                      <text:list>
                        <text:list-item>
                          <text:p text:style-name="P58">規劃、預測 未來的 能力 上升。</text:p>
                        </text:list-item>
                        <text:list-item>
                          <text:p text:style-name="P58">農業革命 之前 →<text:span text:style-name="T2"> 農業革命 之後</text:span>。</text:p>
                          <text:list>
                            <text:list-item>
                              <text:p text:style-name="P58">（只）重視 過去、當下 →<text:span text:style-name="T2"> </text:span><text:span text:style-name="T20">重視 過去、當下、未來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"><text:span text:style-name="T17">出現 金錢、（更多的）不用生產的身分</text:span>。</text:p>
                      <text:list>
                        <text:list-item>
                          <text:p text:style-name="P60"><text:span text:style-name="T17">出現 金錢</text:span>。</text:p>
                          <text:list>
                            <text:list-item>
                              <text:p text:style-name="P60">以錢易物。</text:p>
                            </text:list-item>
                            <text:list-item>
                              <text:p text:style-name="P60">建立在 相信、信念 之上。</text:p>
                              <text:list>
                                <text:list-item>
                                  <text:p text:style-name="P60">建立在 相信、信念 金錢、金融系統 之上。</text:p>
                                </text:list-item>
                              </text:list>
                            </text:list-item>
                            <text:list-item>
                              <text:p text:style-name="P61">金錢。</text:p>
                              <text:list>
                                <text:list-item>
                                  <text:p text:style-name="P61">萬物可換。</text:p>
                                </text:list-item>
                                <text:list-item>
                                  <text:p text:style-name="P61">萬人相信。</text:p>
                                </text:list-item>
                              </text:list>
                            </text:list-item>
                            <text:list-item>
                              <text:p text:style-name="P61">明顯例子，賣蘋果 →<text:span text:style-name="T24"> 金錢 → 買書</text:span>。</text:p>
                            </text:list-item>
                            <text:list-item>
                              <text:p text:style-name="P61">金錢。</text:p>
                              <text:list>
                                <text:list-item>
                                  <text:p text:style-name="P61">蘇每文明的 麥元。</text:p>
                                  <text:list>
                                    <text:list-item>
                                      <text:p text:style-name="P61">麥元 是 大賣的穀粒。</text:p>
                                    </text:list-item>
                                  </text:list>
                                </text:list-item>
                                <text:list-item>
                                  <text:p text:style-name="P61">漢摩拉比法典的（金屬）銀（塊）（舍克勒）。</text:p>
                                  <text:list>
                                    <text:list-item>
                                      <text:p text:style-name="P61">舍克勒 是 <text:span text:style-name="T6">8</text:span><text:span text:style-name="T5">.33</text:span><text:span text:style-name="T24">公克的金屬銀。</text:span></text:p>
                                    </text:list-item>
                                    <text:list-item>
                                      <text:p text:style-name="P61">呂底亞（<text:span text:style-name="T7">Lydia</text:span>）王國的（金、銀）硬幣。</text:p>
                                      <text:list>
                                        <text:list-item>
                                          <text:p text:style-name="P61">錠狀金屬。</text:p>
                                        </text:list-item>
                                        <text:list-item>
                                          <text:p text:style-name="P61">有標準重量（每一錠 都有 相同的重量、近似的重量）。</text:p>
                                        </text:list-item>
                                        <text:list-item>
                                          <text:p text:style-name="P61">有 公信力符號的 印記。</text:p>
                                          <text:list>
                                            <text:list-item>
                                              <text:p text:style-name="P61">公信力符號 是 發行硬幣的組織的 符號、象徵。</text:p>
                                            </text:list-item>
                                            <text:list-item>
                                              <text:p text:style-name="P62">公信力符號 是 讓人 相信、信任 的 符號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2">黃金本位 →<text:span text:style-name="T25"> 白銀本位 → 信任本位</text:span>。</text:p>
                              <text:list>
                                <text:list-item>
                                  <text:p text:style-name="P62">信任本位 不是 相信、信任 人。</text:p>
                                </text:list-item>
                                <text:list-item>
                                  <text:p text:style-name="P63">信任本位 是 相信、信任 錢、金融系統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9"><text:span text:style-name="T17">出現（更多的）不用生產的身分</text:span>。</text:p>
                          <text:list>
                            <text:list-item>
                              <text:p text:style-name="P64">專職統治者，國王、官員。</text:p>
                            </text:list-item>
                            <text:list-item>
                              <text:p text:style-name="P65">專職保護者，軍人。</text:p>
                            </text:list-item>
                            <text:list-item>
                              <text:p text:style-name="P65">專職安定者，牧師。</text:p>
                            </text:list-item>
                            <text:list-item>
                              <text:p text:style-name="P65">專職思考者，藝術家、思想家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7">聲音口述 社會規範。</text:p>
                      <text:list>
                        <text:list-item>
                          <text:p text:style-name="P66"><text:span text:style-name="T17">聲音口述 假想、想像、虛構（建構出來的、群體相信的）常識、共識、社會規範</text:span>。</text:p>
                          <text:list>
                            <text:list-item>
                              <text:p text:style-name="P67">假定，第一個個體 認定，第二個個體 不存在、沒有在變化。</text:p>
                              <text:list>
                                <text:list-item>
                                  <text:p text:style-name="P68">假定，第一個個體 不相信，第二個個體 存在、在變化。</text:p>
                                </text:list-item>
                                <text:list-item>
                                  <text:p text:style-name="P67">假定，第二個個體（仍然、實際上）存在、在變化。</text:p>
                                  <text:list>
                                    <text:list-item>
                                      <text:p text:style-name="P69">第二個個體 不是 <text:span text:style-name="T17">假想、想像、虛構（建構的）常識、共識、社會規範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69">假定，第二個個體 不存在、沒有變化。</text:p>
                                  <text:list>
                                    <text:list-item>
                                      <text:p text:style-name="P69">第二個個體 是 <text:span text:style-name="T17">假想、想像、虛構（建構出來的）常識、共識、社會規範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7">常識 是 個體 獨自認定，基本、正確、不可疑、稀疏平常、不需要質疑 的 知識。</text:p>
                              <text:list>
                                <text:list-item>
                                  <text:p text:style-name="P67">不是 <text:span text:style-name="T17">假想、想像、虛構 的 常識 的 明顯例子</text:span>，地球表面 有 水。</text:p>
                                  <text:list>
                                    <text:list-item>
                                      <text:p text:style-name="P70">假定，第一個個體 獨自認定，地球表面 有、存在 水。</text:p>
                                      <text:list>
                                        <text:list-item>
                                          <text:p text:style-name="P70">地球表面（仍然、實際上）有、存在 水。</text:p>
                                        </text:list-item>
                                        <text:list-item>
                                          <text:p text:style-name="P70">地球表面 有 水，不是 <text:span text:style-name="T17">假想、想像、虛構 的 常識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1">假定，第二個個體 獨自認定，地球表面 沒有、不存在 水。</text:p>
                                      <text:list>
                                        <text:list-item>
                                          <text:p text:style-name="P67">地球表面（仍然、實際上）有、存在 水。</text:p>
                                        </text:list-item>
                                        <text:list-item>
                                          <text:p text:style-name="P72">地球表面 有 水，不是 <text:span text:style-name="T17">假想、想像、虛構 的 常識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73"><text:span text:style-name="T17">假想 的 常識 的 明顯例子</text:span>，某一特定個體 獨自認定 某一特定常識 存在。</text:p>
                                  <text:list>
                                    <text:list-item>
                                      <text:p text:style-name="P74">假定，該常識、（人類 認定的）現實世界 不相容、邏輯不自洽。</text:p>
                                      <text:list>
                                        <text:list-item>
                                          <text:p text:style-name="P75">該常識 是 <text:span text:style-name="T17">假想、想像、虛構 的 常識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6">共識 是 群體 共同認定的、共同擁有的、共同相信的 常識、想法、想像、信念。</text:p>
                              <text:list>
                                <text:list-item>
                                  <text:p text:style-name="P77">不是 <text:span text:style-name="T17">假想 的 共識 的 明顯例子</text:span>，人類文明 共同認定，中世紀 有 獵殺女巫。</text:p>
                                </text:list-item>
                                <text:list-item>
                                  <text:p text:style-name="P88">假想、想像、虛構 的 共識 的 明顯例子。</text:p>
                                  <text:list>
                                    <text:list-item>
                                      <text:p text:style-name="P78">中世紀歐洲文明 共同認定，不會浮出水面呼吸的人 不是 女巫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9"><text:span text:style-name="T17">社會規範 是 群體</text:span> 共同認定，基本、正確、不可疑、稀疏平常 的 規則。</text:p>
                              <text:list>
                                <text:list-item>
                                  <text:p text:style-name="P80"><text:span text:style-name="T17">不是 假想、想像 的 社會規範 的 明顯例子</text:span>，蜂后 要（專職）生小孩。</text:p>
                                </text:list-item>
                                <text:list-item>
                                  <text:p text:style-name="P79"><text:span text:style-name="T17">假想 的 社會規範 的 明顯例子</text:span>，古雅典的社會規範 是 人類女性沒有投票權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1">自然形成。</text:p>
                          <text:list>
                            <text:list-item>
                              <text:p text:style-name="P81">文化。</text:p>
                              <text:list>
                                <text:list-item>
                                  <text:p text:style-name="P81">天生自由，文化禁錮。</text:p>
                                  <text:list>
                                    <text:list-item>
                                      <text:p text:style-name="P81">先天自由，後天禁錮。</text:p>
                                    </text:list-item>
                                    <text:list-item>
                                      <text:p text:style-name="P81">明顯例子，腳 穿 鞋子，保護、裝飾 腳。</text:p>
                                    </text:list-item>
                                    <text:list-item>
                                      <text:p text:style-name="P81">明顯例子，腳 穿（比 腳 小的）鞋子，禁錮、塑形 腳。</text:p>
                                      <text:list>
                                        <text:list-item>
                                          <text:p text:style-name="P82">腳<text:span text:style-name="T21"> </text:span><text:span text:style-name="T22">↔</text:span><text:span text:style-name="T21"> </text:span>基因、肉質層的本能。</text:p>
                                        </text:list-item>
                                        <text:list-item>
                                          <text:p text:style-name="P82">鞋子<text:span text:style-name="T21"> </text:span><text:span text:style-name="T22">↔</text:span><text:span text:style-name="T21"> </text:span>社會規範、文化、價值觀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1">歧視、貼標籤、潛規則、階級複製、明確的階級分層。</text:p>
                            </text:list-item>
                            <text:list-item>
                              <text:p text:style-name="P81">獲利者、既得利益者 強化、（往 獲利者 有利的 方向）改良 社會規範、文化。</text:p>
                            </text:list-item>
                          </text:list>
                        </text:list-item>
                        <text:list-item>
                          <text:p text:style-name="P83"><text:span text:style-name="T23">口述作品、口述傳說</text:span>。</text:p>
                          <text:list>
                            <text:list-item>
                              <text:p text:style-name="P83"><text:span text:style-name="T23">使用 聲音 口述、描述、傳承 故事、歷史、被傳說化的歷史、被神話化的歷史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1">數字、文字。</text:p>
                      <text:list>
                        <text:list-item>
                          <text:p text:style-name="P84">明顯例子，蘇美爾文明的 數字、文字。</text:p>
                          <text:list>
                            <text:list-item>
                              <text:p text:style-name="P81">初期，詞彙量很少，（主要）只有 創造、使用 收稅用的 數字、單字。</text:p>
                            </text:list-item>
                            <text:list-item>
                              <text:p text:style-name="P81">後來，楔形文字。</text:p>
                            </text:list-item>
                          </text:list>
                        </text:list-item>
                        <text:list-item>
                          <text:p text:style-name="P84">明顯例子，古埃及象形文字。</text:p>
                        </text:list-item>
                      </text:list>
                    </text:list-item>
                    <text:list-item>
                      <text:p text:style-name="P66"><text:span text:style-name="T17">文字紀錄 社會規範</text:span>。</text:p>
                      <text:list>
                        <text:list-item>
                          <text:p text:style-name="P66"><text:span text:style-name="T17">文字紀錄 假想、想像、虛構（建構出來的、群體相信的）常識、共識、社會規範</text:span>。</text:p>
                          <text:list>
                            <text:list-item>
                              <text:p text:style-name="P66">明顯例子，漢摩拉比法典。</text:p>
                              <text:list>
                                <text:list-item>
                                  <text:p text:style-name="P85">相信 漢摩拉比法典（本身 存在、成立）的 領導層、國民群、個體群（相信、堅信 漢摩拉比法典 存在、合理、正當、正義、公平、不是虛構、不容質疑）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9">文字記錄 口述作品、口述傳說。</text:p>
                          <text:list>
                            <text:list-item>
                              <text:p text:style-name="P90">使用 文字 紀錄、描述、傳承 故事、歷史、被傳說化的歷史、被神話化的歷史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0">帝國。</text:p>
                      <text:list>
                        <text:list-item>
                          <text:p text:style-name="P90">文化多樣性、領土持有性。</text:p>
                          <text:list>
                            <text:list-item>
                              <text:p text:style-name="P90">同時有 互相矛盾、牴觸 的 文化。</text:p>
                              <text:list>
                                <text:list-item>
                                  <text:p text:style-name="P91">文化 <text:span text:style-name="T26">↔</text:span> 民族、文化、思想、制度、習俗、法律、文字、語言、貨幣、主義。</text:p>
                                </text:list-item>
                              </text:list>
                            </text:list-item>
                            <text:list-item>
                              <text:p text:style-name="P92">統治 多個 民族、文化。</text:p>
                              <text:list>
                                <text:list-item>
                                  <text:p text:style-name="P92">逐漸 消磨、拼裝、融合出 一個 主文化。</text:p>
                                  <text:list>
                                    <text:list-item>
                                      <text:p text:style-name="P99"><text:span text:style-name="T3">n個小文化 </text:span><text:span text:style-name="T4">逐漸 消磨、拼裝、融合出 </text:span><text:span text:style-name="T3">m個</text:span>文化。</text:p>
                                      <text:list>
                                        <text:list-item>
                                          <text:p text:style-name="P99"><text:span text:style-name="T1">n </text:span><text:span text:style-name="T8">≥</text:span><text:span text:style-name="T1"> m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2">明顯例子，叫聲溝通 消磨、拼裝、融合出 方言。</text:p>
                                    </text:list-item>
                                    <text:list-item>
                                      <text:p text:style-name="P92">明顯例子，方言 被 國家語言 消磨、削弱、消失。</text:p>
                                    </text:list-item>
                                    <text:list-item>
                                      <text:p text:style-name="P93">明顯例子，民族宗教 被 國家宗教 消磨、削弱、消失。</text:p>
                                    </text:list-item>
                                    <text:list-item>
                                      <text:p text:style-name="P93">明顯例子，民族服飾 被 洋服 消磨、削弱、消失。</text:p>
                                      <text:list>
                                        <text:list-item>
                                          <text:p text:style-name="P93">文化型帝國。</text:p>
                                          <text:list>
                                            <text:list-item>
                                              <text:p text:style-name="P93">有機率沒有 肉質層型領土。</text:p>
                                            </text:list-item>
                                            <text:list-item>
                                              <text:p text:style-name="P93">有 意識層型領土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4">明顯例子，韓服、洋服 消磨、拼裝、融合出 生活韓服。</text:p>
                                    </text:list-item>
                                  </text:list>
                                </text:list-item>
                                <text:list-item>
                                  <text:p text:style-name="P95">意識層型 融合出 一個 主文化<text:span text:style-name="T23">、</text:span>主<text:span text:style-name="T23">思想、</text:span>主<text:span text:style-name="T23">制度、</text:span>主<text:span text:style-name="T23">習俗、</text:span>主<text:span text:style-name="T23">法律、</text:span>主<text:span text:style-name="T23">文字</text:span>。</text:p>
                                  <text:list>
                                    <text:list-item>
                                      <text:p text:style-name="P96">明顯例子，流行。</text:p>
                                    </text:list-item>
                                  </text:list>
                                </text:list-item>
                                <text:list-item>
                                  <text:p text:style-name="P95">肉質層型 融合出 一個 主民族。</text:p>
                                  <text:list>
                                    <text:list-item>
                                      <text:p text:style-name="P97">明顯例子，通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2">納入 更多 領土、民族、文化、部落、政府。</text:p>
                              <text:list>
                                <text:list-item>
                                  <text:p text:style-name="P97">明顯例子，戰爭、結盟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7">領土持有性 是 持有 領土。</text:p>
                          <text:list>
                            <text:list-item>
                              <text:p text:style-name="P98">領土持有性 是 擴張、維持、縮小 領土。</text:p>
                            </text:list-item>
                            <text:list-item>
                              <text:p text:style-name="P98">領土持有性 是 存在、變化 領土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信仰"/>信仰<text:bookmark-end text:name="信仰"/></text:p>
          <text:list>
            <text:list-item>
              <text:p text:style-name="P9">認知革命的 信仰。</text:p>
              <text:list>
                <text:list-item>
                  <text:p text:style-name="P9">泛靈信仰。</text:p>
                  <text:list>
                    <text:list-item>
                      <text:p text:style-name="P8">共生、不能只想到自己、還要考慮到其他個體。</text:p>
                    </text:list-item>
                  </text:list>
                </text:list-item>
              </text:list>
            </text:list-item>
            <text:list-item>
              <text:p text:style-name="P8">農業革命的 信仰。</text:p>
              <text:list>
                <text:list-item>
                  <text:p text:style-name="P9">農業革命的 信仰。</text:p>
                  <text:list>
                    <text:list-item>
                      <text:p text:style-name="P9">成為 家畜、田地、溝渠 的 動物、植物、靜物，變成 財產、所有物。</text:p>
                    </text:list-item>
                    <text:list-item>
                      <text:p text:style-name="P9">神 掌管 氣候、生育、醫藥。</text:p>
                    </text:list-item>
                    <text:list-item>
                      <text:p text:style-name="P10">人 跪拜、獻祭供品給 神。</text:p>
                    </text:list-item>
                    <text:list-item>
                      <text:p text:style-name="P10">神 照顧 人、家畜、田地。</text:p>
                    </text:list-item>
                  </text:list>
                </text:list-item>
                <text:list-item>
                  <text:p text:style-name="P9">農業革命的 信仰。</text:p>
                  <text:list>
                    <text:list-item>
                      <text:p text:style-name="P8">無神論。</text:p>
                      <text:list>
                        <text:list-item>
                          <text:p text:style-name="P11">明顯例子，道家、佛家。</text:p>
                        </text:list-item>
                      </text:list>
                    </text:list-item>
                    <text:list-item>
                      <text:p text:style-name="P8">有神論。</text:p>
                      <text:list>
                        <text:list-item>
                          <text:p text:style-name="P8">多神教。</text:p>
                          <text:list>
                            <text:list-item>
                              <text:p text:style-name="P8">神<text:span text:style-name="T3"> &gt; 人 &gt; 萬</text:span>物。</text:p>
                            </text:list-item>
                            <text:list-item>
                              <text:p text:style-name="P8">很少 迫害 異教徒。</text:p>
                            </text:list-item>
                            <text:list-item>
                              <text:p text:style-name="P8">明顯例子，道教。</text:p>
                            </text:list-item>
                          </text:list>
                        </text:list-item>
                        <text:list-item>
                          <text:p text:style-name="P12">善惡二元論教、二神教。</text:p>
                          <text:list>
                            <text:list-item>
                              <text:p text:style-name="P8">明顯例子，拜火教。</text:p>
                            </text:list-item>
                          </text:list>
                        </text:list-item>
                        <text:list-item>
                          <text:p text:style-name="P8">一神教。</text:p>
                          <text:list>
                            <text:list-item>
                              <text:p text:style-name="P8">明顯例子，基督教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6T11:28:00.568000000</dc:date>
    <meta:editing-duration>P21DT2H39M20S</meta:editing-duration>
    <meta:editing-cycles>12593</meta:editing-cycles>
    <meta:document-statistic meta:table-count="0" meta:image-count="0" meta:object-count="0" meta:page-count="1" meta:paragraph-count="295" meta:word-count="5306" meta:character-count="6192" meta:non-whitespace-character-count="5610"/>
  </office:meta>
</office:document-meta>
</file>